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26, 1893</text:p>
      <text:p text:style-name="P5">Month<text:tab/><text:tab/><text:tab/><text:tab/><text:tab/><text:tab/>Februar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February 26, 1893./</text:p>
      <text:p text:style-name="P2">Honorable Joseph Blumenthal,/</text:p>
      <text:p text:style-name="P2">My dear Sir:/</text:p>
      <text:p text:style-name="P2"><text:tab/>I have just returned from a funeral and found a/ telegraphic despatch[sic!], stating that the New York committee, expected here/ this afternoon, will not come. <text:s/>I regret it very much, because on Friday/ morning, I called on Dr. Cohen and made arrangements to invite Dr./ Steinbach, the treasurer of our Phila Branch, to meet us and talk matters/ over, previous to our annual meeting. <text:s/>I have induced Mr. E. L. Rotschild,/ one of our Trustees, to accept the presidency, and Mr. Lederer, who, un-/fortunately has just buried his father, will as soon as he can. <text:s/>Issue/ calls for said meeting. <text:s/><text:span text:style-name="T2">I have induced Mr. E. L. </text:span><text:soft-page-break/><text:span text:style-name="T2">Rothschild, one of our/ Trustees, to accept the presidency, and Mr. Leder</text:span> Mr. Hoffman, who de-/clined the presidency and for valid reasons preferred Mr. Rothschild, will/ gladly serve on the Board. <text:s/>Naturally, I feel greatly disappointed at the/ unfavorable reports concerning the tuition in the Seminary. <text:s/>It surprises/ and pains me to hear that after the solemn promises given me by Dr./ Lieberman, he continues to be irregular and justly occasions the displeas-/ure of the Trustees, and the imperative necessity of a change, after his/ having begged that I would allow him to remain till the end of the term./ <text:s/>I might write and caution him once more, but from what Mr. Max Cohen says,/ my endeavours in that direction would be futile. <text:s/>AS to Dr. Jaffe, I wish/ to remind you of the ideas entertained by some of our students. <text:s/>I notice/ that Dr. Kohut has sent certificates as to character and abilities of the/ aforenamed, and <text:s/>I was shown also a letter written by the Dr. to Dr. Cohen/ on the merits of the aspirant to the Talmudical chair. <text:s/>In that same letter,/ the Dr. intimates that the gentleman now at Oxford would be selected as/ professor of exegises. <text:s/>Clearly, Dr. R. desires a thorough transformation/ in the complexion of the Institution. <text:s/>For that I am not prepared. <text:s/>You know/ my views about foreign scholars, and the little importance I attach to big/ names and highly complimentary documents. <text:s/>It is this fondness for eclat,/ that has, in my opinion, sacrificed a thorough knowledge of Bible/ and the spirit of prophetism to less essential studies./</text:p>
      <text:p text:style-name="P2"><text:tab/>Admit: We need a most suitable person to/ watch over the instruction of pupils, over their conduct, habits,/ etc., and, in all sincerity, I would rejoice if I could be re-/placed by a New Yorker, able and willing to do us justice. <text:s/>But/ I know of none. <text:s/>Our ministers are, like myself here, busy men,/ while some of them are wedded to a school which I learn, every/ day more, to distrust. <text:s/>While I remain connected with the seat/ of learning, gotten up in good faith for the perpetuation of/ traditional Judaism, I must prevent what will falsify its prom-/ises and stultify my whole life. <text:s/>With regret I say, that this/ week I am unable to be in New York. <text:s/>Tomorrow I shall have/ another funeral. <text:s/>On Tuesday I am bound to teach children whom/ I train to chant the prayers in Synagogue. <text:s/>On Wednesday is the/ fast of Esther and on Thursday, Purim. <text:s/>Meanwhile, O[sic!] hope you/ will do me the favor to see Dr. Leiberman, and tell him how an-/noyed I am at his failing to keep up his promises. <text:s/>If we must/</text:p>
      <text:p text:style-name="P2"/>
      <text:p text:style-name="P2">[Page 2]</text:p>
      <text:p text:style-name="P2">reduce the hours devoted to Talmudical studies, let them be filled/ up by the pupils, either under Dr. Drachman, or Mr. Speaker, or/ even by themselves, having been assigned a certain task in Bible,/ history and Hebrew composition. <text:s/>I hope to be able dearly next week/ to see you and arrive at some definite conclusion./</text:p>
      <text:p text:style-name="P2"><text:tab/>I am sorry to report that Isaac Husick was taken quite ill,/ and he is now laid up. <text:s/>The doctors tell me that he has overtaxed/ his strength by attending too closely to his studies. <text:s/>But I fear/ that the poor manner of living may have greatly contributed to/ impair his health. <text:s/>I trust that he will soon recover, for he will/ do us credit./</text:p>
      <text:p text:style-name="P2"><text:tab/>With kind regards and wishing yourself, and all connected/ with the Seminary, a merry Purim, I remain/ Yours truly/ S. Morai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4:48:55.34</meta:creation-date>
    <meta:document-statistic meta:table-count="0" meta:image-count="0" meta:object-count="0" meta:page-count="3" meta:paragraph-count="74" meta:word-count="880" meta:character-count="5366"/>
    <dc:date>2011-12-07T15:03:41.63</dc:date>
    <dc:creator>Penn Libraries</dc:creator>
    <meta:editing-duration>PT00H14M46S</meta:editing-duration>
    <meta:editing-cycles>1</meta:editing-cycles>
    <meta:generator>OpenOffice.org/3.2$Win32 OpenOffice.org_project/320m12$Build-9483</meta:generator>
  </office:meta>
</office:document-meta>
</file>